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autami" svg:font-family="Gautam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12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c8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306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306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b12d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555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645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255595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264503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MathematicaFormatStandardForm"><text:span text:style-name="T2"/></text:span></text:p>
      <text:p text:style-name="P6"><text:span text:style-name="MathematicaFormatStandardForm"><text:span text:style-name="T2">I written elsewhere, pretty extensively, about the two techniques I've implemented for counting primes.</text:span></text:span></text:p>
      <text:p text:style-name="P6"><text:span text:style-name="MathematicaFormatStandardForm"><text:span text:style-name="T2"/></text:span></text:p>
      <text:p text:style-name="P6"><text:span text:style-name="MathematicaFormatStandardForm"><text:span text:style-name="T2">One of those techniques, first implement by me in 2005, relied on a combination of, essentially, Linnik's identity summed, the hyperbola method, and huge wheels to count primes in more or less O(n^4/5) time and O(epsilon) space. <text:s/>I'd never found a good way to utilize memory to speed that up, aside from the wheel.</text:span></text:span></text:p>
      <text:p text:style-name="P6"><text:span text:style-name="MathematicaFormatStandardForm"><text:span text:style-name="T2"/></text:span></text:p>
      <text:p text:style-name="P6"><text:span text:style-name="MathematicaFormatStandardForm"><text:span text:style-name="T2">The second technique, which dates from 2011, was heavily inspired by an existing algorithm for computing the Mertens function. <text:s/>It's also combinatorial in nature, and relies on Linnik's identity summed, some combinatorial techniques, and an interleaved sieving process. <text:s/>It runs in something like O(n^2/3 log n) time and O(n^1/3 log n) space, making it competitive with the fastest combinatorial prime counting algorithms, on paper.</text:span></text:span></text:p>
      <text:p text:style-name="P6"><text:span text:style-name="MathematicaFormatStandardForm"><text:span text:style-name="T2"/></text:span></text:p>
      <text:p text:style-name="P6"><text:span text:style-name="MathematicaFormatStandardForm"><text:span text:style-name="T2">I'd never found a way to combine these two approaches, though.</text:span></text:span></text:p>
      <text:p text:style-name="P6"><text:span text:style-name="MathematicaFormatStandardForm"><text:span text:style-name="T2"/></text:span></text:p>
      <text:p text:style-name="P7"><text:span text:style-name="MathematicaFormatStandardForm"><text:span text:style-name="T3">In mid 2015, I </text:span></text:span></text:p>
      <text:p text:style-name="P6"><text:span text:style-name="MathematicaFormatStandardForm"><text:span text:style-name="T2"/></text:span></text:p>
      <text:p text:style-name="P6"><text:span text:style-name="MathematicaFormatStandardForm"><text:span text:style-name="T2"/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57" text:anchor-type="as-char" svg:y="-0.1827in" svg:width="2.6055in" svg:height="0.36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...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2" text:anchor-type="as-char" svg:y="-1.1717in" svg:width="3.1063in" svg:height="2.2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1" text:anchor-type="as-char" svg:y="-1.1717in" svg:width="5.3874in" svg:height="2.292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oft-page-break/><text:span text:style-name="MathematicaFormatStandardForm"><text:span text:style-name="T1"><draw:frame draw:style-name="fr2" draw:name="Object3" text:anchor-type="as-char" svg:y="-1.1717in" svg:width="4.348in" svg:height="2.2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4"><text:span text:style-name="MathematicaFormatStandardForm"><text:span text:style-name="T1"><draw:frame draw:style-name="fr2" draw:name="Object4" text:anchor-type="as-char" svg:y="-1.1598in" svg:width="1.4571in" svg:height="2.26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2" draw:name="Object5" text:anchor-type="as-char" svg:y="-1.1598in" svg:width="2.0583in" svg:height="2.269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autami" svg:font-family="Gautam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5:13:59.433000000</meta:creation-date>
    <dc:date>2016-02-03T18:42:30.797000000</dc:date>
    <meta:editing-duration>PT2H31M51S</meta:editing-duration>
    <meta:editing-cycles>3</meta:editing-cycles>
    <meta:generator>LibreOffice/5.0.0.5$Windows_x86 LibreOffice_project/1b1a90865e348b492231e1c451437d7a15bb262b</meta:generator>
    <meta:document-statistic meta:table-count="0" meta:image-count="0" meta:object-count="6" meta:page-count="3" meta:paragraph-count="12" meta:word-count="148" meta:character-count="929" meta:non-whitespace-character-count="783"/>
  </office:meta>
</office:document-meta>
</file>

<file path=Object 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%zeta(0,y))^z]_n = sum from k = 0 ( binom{z}{k} )cdot [1+%zeta(0,y+1)^{z-k}]_{n /y^{k}}
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2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=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+</mo>
              <mtext/>
            </mrow>
          </mrow>
        </mtd>
      </mtr>
      <mtr>
        <mtd>
          <mrow>
            <mtext>    </mtext>
            <mi>z</mi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n>50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</mrow>
              <mn>2</mn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2</mn>
                      </mrow>
                    </msup>
                  </mrow>
                  <mo fence="true" stretchy="false">]</mo>
                </mrow>
                <mn>25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</mrow>
              <mn>6</mn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3</mn>
                      </mrow>
                    </msup>
                  </mrow>
                  <mo fence="true" stretchy="false">]</mo>
                </mrow>
                <mn>12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</mrow>
              <mn>24</mn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4</mn>
                      </mrow>
                    </msup>
                  </mrow>
                  <mo fence="true" stretchy="false">]</mo>
                </mrow>
                <mn>6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4</mn>
                    </mrow>
                  </mrow>
                  <mo fence="true" stretchy="false">)</mo>
                </mrow>
              </mrow>
              <mn>120</mn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5</mn>
                      </mrow>
                    </msup>
                  </mrow>
                  <mo fence="true" stretchy="false">]</mo>
                </mrow>
                <mn>3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5</mn>
                    </mrow>
                  </mrow>
                  <mo fence="true" stretchy="false">)</mo>
                </mrow>
              </mrow>
              <mn>720</mn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n>0,3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z</mi>
                      <mo stretchy="false">−</mo>
                      <mn>6</mn>
                    </mrow>
                  </msup>
                </mrow>
                <mo fence="true" stretchy="false">]</mo>
              </mrow>
              <mn>1</mn>
            </msub>
          </mrow>
        </mtd>
      </mtr>
    </mtable>
    <annotation encoding="StarMath 5.0">""[(1+%zeta(0,2))^z]_100 = 

"" newline "    " [(1+%zeta(0,3))^z]_100+

"" newline "    " z [(1+%zeta(0,3))^{z-1}]_50 + 

"" newline "    " {{z(z-1)}over{2}}[(1+%zeta(0,3))^{z-2}]_25+

"" newline "    " {{z(z-1)(z-2)}over{6}}[(1+%zeta(0,3))^{z-3}]_12+

"" newline "    " {{z(z-1)(z-2)(z-3)}over{24}}[(1+%zeta(0,3))^{z-4}]_6+

"" newline "    " {{z(z-1)(z-2)(z-3)(z-4)}over{120}}[(1+%zeta(0,3))^{z-5}]_3+

"" newline "    " {{z(z-1)(z-2)(z-3)(z-4)(z-5)}over{720}}[(1+%zeta(0,3))^{z-6}]_1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2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=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+</mo>
              <mtext/>
            </mrow>
          </mrow>
        </mtd>
      </mtr>
      <mtr>
        <mtd>
          <mrow>
            <mtext>    </mtext>
            <mi>z</mi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n>50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</mrow>
              <mn>2</mn>
            </mfrac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2</mn>
                              </mrow>
                            </msup>
                          </mrow>
                          <mo fence="true" stretchy="false">]</mo>
                        </mrow>
                        <mn>25</mn>
                      </msub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3</mn>
                              </mrow>
                            </msup>
                          </mrow>
                          <mo fence="true" stretchy="false">]</mo>
                        </mrow>
                        <mn>8</mn>
                      </msub>
                      <mo stretchy="false">+</mo>
                      <mfrac>
                        <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3</mn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i mathvariant="normal">ζ</mi>
                                  </mrow>
                                  <mrow>
                                    <mo fence="true" stretchy="false">(</mo>
                                    <mrow>
                                      <mn>0,4</mn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n>4</mn>
                            </mrow>
                          </msup>
                        </mrow>
                        <mo fence="true" stretchy="false">]</mo>
                      </mrow>
                      <mn>2</mn>
                    </msub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</mrow>
              <mn>6</mn>
            </mfrac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3</mn>
                              </mrow>
                            </msup>
                          </mrow>
                          <mo fence="true" stretchy="false">]</mo>
                        </mrow>
                        <mn>12</mn>
                      </msub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4</mn>
                              </mrow>
                            </msup>
                          </mrow>
                          <mo fence="true" stretchy="false">]</mo>
                        </mrow>
                        <mn>4</mn>
                      </msub>
                      <mo stretchy="false">+</mo>
                      <mfrac>
                        <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3</mn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4</mn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i mathvariant="normal">ζ</mi>
                                  </mrow>
                                  <mrow>
                                    <mo fence="true" stretchy="false">(</mo>
                                    <mrow>
                                      <mn>0,4</mn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n>5</mn>
                            </mrow>
                          </msup>
                        </mrow>
                        <mo fence="true" stretchy="false">]</mo>
                      </mrow>
                      <mn>1</mn>
                    </msub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</mrow>
              <mn>24</mn>
            </mfrac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4</mn>
                              </mrow>
                            </msup>
                          </mrow>
                          <mo fence="true" stretchy="false">]</mo>
                        </mrow>
                        <mn>4</mn>
                      </msub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i mathvariant="normal">ζ</mi>
                                  </mrow>
                                  <mrow>
                                    <mo fence="true" stretchy="false">(</mo>
                                    <mrow>
                                      <mn>0,4</mn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n>5</mn>
                            </mrow>
                          </msup>
                        </mrow>
                        <mo fence="true" stretchy="false">]</mo>
                      </mrow>
                      <mn>2</mn>
                    </msub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4</mn>
                    </mrow>
                  </mrow>
                  <mo fence="true" stretchy="false">)</mo>
                </mrow>
              </mrow>
              <mn>120</mn>
            </mfrac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5</mn>
                              </mrow>
                            </msup>
                          </mrow>
                          <mo fence="true" stretchy="false">]</mo>
                        </mrow>
                        <mn>3</mn>
                      </msub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5</mn>
                          </mrow>
                        </mrow>
                        <mo fence="true" stretchy="false">)</mo>
                      </mrow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+</mo>
                                    <mi mathvariant="normal">ζ</mi>
                                  </mrow>
                                  <mrow>
                                    <mo fence="true" stretchy="false">(</mo>
                                    <mrow>
                                      <mn>0,4</mn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n>6</mn>
                            </mrow>
                          </msup>
                        </mrow>
                        <mo fence="true" stretchy="false">]</mo>
                      </mrow>
                      <mn>1</mn>
                    </msub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5</mn>
                    </mrow>
                  </mrow>
                  <mo fence="true" stretchy="false">)</mo>
                </mrow>
              </mrow>
              <mn>720</mn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n>0,3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z</mi>
                      <mo stretchy="false">−</mo>
                      <mn>6</mn>
                    </mrow>
                  </msup>
                </mrow>
                <mo fence="true" stretchy="false">]</mo>
              </mrow>
              <mn>1</mn>
            </msub>
          </mrow>
        </mtd>
      </mtr>
    </mtable>
    <annotation encoding="StarMath 5.0">""[(1+%zeta(0,2))^z]_100 = 

"" newline "    " [(1+%zeta(0,3))^z]_100+

"" newline "    " z [(1+%zeta(0,3))^{z-1}]_50 + 

"" newline "    " {{z(z-1)}over{2}}([(1+%zeta(0,4))^{z-2}]_25+(z-2)[(1+%zeta(0,4))^{z-3}]_8+{{(z-2)(z-3)}over 2}[(1+%zeta(0,4))^{z-4}]_2)+

"" newline "    " {{z(z-1)(z-2)}over{6}}([(1+%zeta(0,4))^{z-3}]_12+(z-3)[(1+%zeta(0,4))^{z-4}]_4+{{(z-3)(z-4)}over 2}[(1+%zeta(0,4))^{z-5}]_1)+

"" newline "    " {{z(z-1)(z-2)(z-3)}over{24}}([(1+%zeta(0,4))^{z-4}]_4+(z-4)[(1+%zeta(0,4))^{z-5}]_2)+

"" newline "    " {{z(z-1)(z-2)(z-3)(z-4)}over{120}}([(1+%zeta(0,4))^{z-5}]_3+(z-5)[(1+%zeta(0,4))^{z-6}]_1)+

"" newline "    " {{z(z-1)(z-2)(z-3)(z-4)(z-5)}over{720}}[(1+%zeta(0,3))^{z-6}]_1</annotation>
  </semantics>
</math>
</file>

<file path=Object 4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2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=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+</mo>
              <mtext/>
            </mrow>
          </mrow>
        </mtd>
      </mtr>
      <mtr>
        <mtd>
          <mrow>
            <mtext>    </mtext>
            <mi>z</mi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z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n>50</mn>
              </msub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</mrow>
              <mn>2</mn>
            </mfrac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2</mn>
                              </mrow>
                            </msup>
                          </mrow>
                          <mo fence="true" stretchy="false">]</mo>
                        </mrow>
                        <mn>25</mn>
                      </msub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3</mn>
                              </mrow>
                            </msup>
                          </mrow>
                          <mo fence="true" stretchy="false">]</mo>
                        </mrow>
                        <mn>8</mn>
                      </msub>
                      <mo stretchy="false">+</mo>
                      <mfrac>
                        <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3</mn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</mrow>
              <mn>6</mn>
            </mfrac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i>z</mi>
                                <mo stretchy="false">−</mo>
                                <mn>3</mn>
                              </mrow>
                            </msup>
                          </mrow>
                          <mo fence="true" stretchy="false">]</mo>
                        </mrow>
                        <mn>12</mn>
                      </msub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row>
                              <mo fence="true" stretchy="false">(</mo>
                              <mrow>
                                <mrow>
                                  <mi>z</mi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3</mn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i>z</mi>
                                <mo stretchy="false">−</mo>
                                <mn>4</mn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</mrow>
              <mn>24</mn>
            </mfrac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i>z</mi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</mrow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4</mn>
                    </mrow>
                  </mrow>
                  <mo fence="true" stretchy="false">)</mo>
                </mrow>
              </mrow>
              <mn>120</mn>
            </mfrac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n>5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frac>
              <mrow>
                <mi>z</mi>
                <mrow>
                  <mo fence="true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3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z</mi>
                      <mo stretchy="false">−</mo>
                      <mn>5</mn>
                    </mrow>
                  </mrow>
                  <mo fence="true" stretchy="false">)</mo>
                </mrow>
              </mrow>
              <mn>720</mn>
            </mfrac>
            <mrow>
              <mo fence="true" stretchy="false">(</mo>
              <mrow>
                <mn>1</mn>
              </mrow>
              <mo fence="true" stretchy="false">)</mo>
            </mrow>
          </mrow>
        </mtd>
      </mtr>
    </mtable>
    <annotation encoding="StarMath 5.0">""[(1+%zeta(0,2))^z]_100 = 

"" newline "    " [(1+%zeta(0,3))^z]_100+

"" newline "    " z [(1+%zeta(0,3))^{z-1}]_50 + 

"" newline "    " {{z(z-1)}over{2}}([(1+%zeta(0,4))^{z-2}]_25+(z-2)[(1+%zeta(0,4))^{z-3}]_8+{{(z-2)(z-3)}over 2}(1))+

"" newline "    " {{z(z-1)(z-2)}over{6}}([(1+%zeta(0,4))^{z-3}]_12+(z-3)(1+(z-4))+{{(z-3)(z-4)}over 2}(1))+

"" newline "    " {{z(z-1)(z-2)(z-3)}over{24}}((1+(z-4)1)+(z-4)(1))+

"" newline "    " {{z(z-1)(z-2)(z-3)(z-4)}over{120}}(1+(z-5)(1))+

"" newline "    " {{z(z-1)(z-2)(z-3)(z-4)(z-5)}over{720}}(1)</annotation>
  </semantics>
</math>
</file>

<file path=Object 5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2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=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+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o fence="true" stretchy="false">]</mo>
                </mrow>
                <mn>50</mn>
              </msub>
              <mo stretchy="false">+</mo>
              <mtext/>
            </mrow>
          </mrow>
        </mtd>
      </mtr>
      <mtr>
        <mtd>
          <mrow>
            <mtext>    </mtext>
            <mrow>
              <mo stretchy="false">−</mo>
              <mfrac>
                <mn>1</mn>
                <mn>2</mn>
              </mfrac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2</mn>
                      </mrow>
                    </msup>
                  </mrow>
                  <mo fence="true" stretchy="false">]</mo>
                </mrow>
                <mn>25</mn>
              </msub>
              <mo stretchy="false">+</mo>
              <mtext/>
            </mrow>
          </mrow>
        </mtd>
      </mtr>
      <mtr>
        <mtd>
          <mrow>
            <mtext>    </mtext>
            <mfrac>
              <mn>1</mn>
              <mn>3</mn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3</mn>
                      </mrow>
                    </msup>
                  </mrow>
                  <mo fence="true" stretchy="false">]</mo>
                </mrow>
                <mn>12</mn>
              </msub>
              <mo stretchy="false">+</mo>
              <mtext/>
            </mrow>
          </mrow>
        </mtd>
      </mtr>
      <mtr>
        <mtd>
          <mrow>
            <mtext>    </mtext>
            <mrow>
              <mo stretchy="false">−</mo>
              <mfrac>
                <mn>1</mn>
                <mn>4</mn>
              </mfrac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4</mn>
                      </mrow>
                    </msup>
                  </mrow>
                  <mo fence="true" stretchy="false">]</mo>
                </mrow>
                <mn>6</mn>
              </msub>
              <mo stretchy="false">+</mo>
              <mtext/>
            </mrow>
          </mrow>
        </mtd>
      </mtr>
      <mtr>
        <mtd>
          <mrow>
            <mtext>    </mtext>
            <mrow>
              <mo stretchy="false">−</mo>
              <mfrac>
                <mn>1</mn>
                <mn>6</mn>
              </mfrac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5</mn>
                      </mrow>
                    </msup>
                  </mrow>
                  <mo fence="true" stretchy="false">]</mo>
                </mrow>
                <mn>3</mn>
              </msub>
              <mo stretchy="false">+</mo>
              <mtext/>
            </mrow>
          </mrow>
        </mtd>
      </mtr>
      <mtr>
        <mtd>
          <mrow>
            <mtext>    </mtext>
            <mfrac>
              <mn>1</mn>
              <mn>7</mn>
            </mfrac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n>0,3</mn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n>6</mn>
                    </mrow>
                  </msup>
                </mrow>
                <mo fence="true" stretchy="false">]</mo>
              </mrow>
              <mn>1</mn>
            </msub>
          </mrow>
        </mtd>
      </mtr>
    </mtable>
    <annotation encoding="StarMath 5.0">""[(1+%zeta(0,2))^z]_100 = 

"" newline "    " [(1+%zeta(0,3))^z]_100+

"" newline "    " [(1+%zeta(0,3))^{-1}]_50 + 

"" newline "    " {-{1 over 2}}[(1+%zeta(0,3))^{-2}]_25+

"" newline "    " {{1 over 3}}[(1+%zeta(0,3))^{-3}]_12+

"" newline "    " {-{1 over 4}}[(1+%zeta(0,3))^{-4}]_6+

"" newline "    " {-{1 over 6}}[(1+%zeta(0,3))^{-5}]_3+

"" newline "    " {{1 over 7}}[(1+%zeta(0,3))^{-6}]_1</annotation>
  </semantics>
</math>
</file>

<file path=Object 6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2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=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n>100</mn>
              </msub>
              <mo stretchy="false">+</mo>
              <mtext/>
            </mrow>
          </mrow>
        </mtd>
      </mtr>
      <mtr>
        <mtd>
          <mrow>
            <mtext>    </mtext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o fence="true" stretchy="false">]</mo>
                </mrow>
                <mn>50</mn>
              </msub>
              <mo stretchy="false">+</mo>
              <mtext/>
            </mrow>
          </mrow>
        </mtd>
      </mtr>
      <mtr>
        <mtd>
          <mrow>
            <mtext>    </mtext>
            <mrow>
              <mo stretchy="false">−</mo>
              <mfrac>
                <mn>1</mn>
                <mn>2</mn>
              </mfrac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2</mn>
                      </mrow>
                    </msup>
                  </mrow>
                  <mo fence="true" stretchy="false">]</mo>
                </mrow>
                <mn>25</mn>
              </msub>
              <mo stretchy="false">+</mo>
              <mtext/>
            </mrow>
          </mrow>
        </mtd>
      </mtr>
      <mtr>
        <mtd>
          <mrow>
            <mtext>    </mtext>
            <mfrac>
              <mn>1</mn>
              <mn>3</mn>
            </mfrac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n>0,3</mn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3</mn>
                      </mrow>
                    </msup>
                  </mrow>
                  <mo fence="true" stretchy="false">]</mo>
                </mrow>
                <mn>12</mn>
              </msub>
              <mo stretchy="false">+</mo>
              <mtext/>
            </mrow>
          </mrow>
        </mtd>
      </mtr>
      <mtr>
        <mtd>
          <mrow>
            <mtext>    </mtext>
            <mrow>
              <mo stretchy="false">−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sub>
                        <mrow>
                          <mo fence="true" stretchy="false">[</mo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 mathvariant="normal">ζ</mi>
                                    </mrow>
                                    <mrow>
                                      <mo fence="true" stretchy="false">(</mo>
                                      <mrow>
                                        <mn>0,4</mn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4</mn>
                              </mrow>
                            </msup>
                          </mrow>
                          <mo fence="true" stretchy="false">]</mo>
                        </mrow>
                        <mn>6</mn>
                      </msub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text/>
            </mrow>
          </mrow>
        </mtd>
      </mtr>
      <mtr>
        <mtd>
          <mrow>
            <mtext>    </mtext>
            <mrow>
              <mo stretchy="false">−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n>1</mn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5</mn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row>
              <mo fence="true" stretchy="false">)</mo>
            </mrow>
            <mtext/>
          </mrow>
        </mtd>
      </mtr>
      <mtr>
        <mtd>
          <mrow>
            <mtext>    </mtext>
            <mfrac>
              <mn>1</mn>
              <mn>7</mn>
            </mfrac>
            <mrow>
              <mo fence="true" stretchy="false">(</mo>
              <mrow>
                <mn>1</mn>
              </mrow>
              <mo fence="true" stretchy="false">)</mo>
            </mrow>
          </mrow>
        </mtd>
      </mtr>
    </mtable>
    <annotation encoding="StarMath 5.0">""[(1+%zeta(0,2))^z]_100 = 

"" newline "    " [(1+%zeta(0,3))^z]_100+

"" newline "    " [(1+%zeta(0,3))^{-1}]_50 + 

"" newline "    " {-{1 over 2}}[(1+%zeta(0,3))^{-2}]_25+

"" newline "    " {{1 over 3}}[(1+%zeta(0,3))^{-3}]_12+

"" newline "    " {-{1 over 4}}([(1+%zeta(0,4))^{-4}]_6+(-4)(1))+

"" newline "    " {-{1 over 6}}(1+( -5 )( 1 ))

"" newline "    " {{1 over 7}}(1)</annotation>
  </semantics>
</math>
</file>